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 style:data-style-name="N5100">
      <style:table-cell-properties fo:background-color="#e6e6ff" fo:padding="0in" fo:border="none">
        <style:background-image/>
      </style:table-cell-properties>
    </style:style>
    <style:style style:name="Table1.B1" style:family="table-cell" style:data-style-name="N5100">
      <style:table-cell-properties fo:background-color="#e6e6ff" fo:padding="0in" fo:border-left="0.0007in solid #800000" fo:border-right="none" fo:border-top="none" fo:border-bottom="none">
        <style:background-image/>
      </style:table-cell-properties>
    </style:style>
    <style:style style:name="Table1.A2" style:family="table-cell" style:data-style-name="N5100">
      <style:table-cell-properties fo:background-color="#e6e6ff" fo:padding="0in" fo:border-left="none" fo:border-right="none" fo:border-top="0.0007in solid #800000" fo:border-bottom="none">
        <style:background-image/>
      </style:table-cell-properties>
    </style:style>
    <style:style style:name="Table1.B2" style:family="table-cell" style:data-style-name="N5000">
      <style:table-cell-properties fo:background-color="#ffffff" fo:padding="0in" fo:border-left="0.0007in solid #800000" fo:border-right="none" fo:border-top="0.0007in solid #800000" fo:border-bottom="none">
        <style:background-image/>
      </style:table-cell-properties>
    </style:style>
    <style:style style:name="Table1.B3" style:family="table-cell" style:data-style-name="N5000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Table1.B23" style:family="table-cell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3"/>
    <style:style style:name="P1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000000" style:font-name="Thorndale" fo:font-size="12pt" style:font-size-asian="12pt" style:font-size-complex="12pt"/>
    </style:style>
    <style:style style:name="T1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style:text-outline="false"/>
    </style:style>
    <style:style style:name="T3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text-line-through-style="none"/>
    </style:style>
    <style:style style:name="T5" style:family="text">
      <style:text-properties fo:font-style="normal"/>
    </style:style>
    <style:style style:name="T6" style:family="text">
      <style:text-properties fo:text-shadow="none"/>
    </style:style>
    <style:style style:name="T7" style:family="text">
      <style:text-properties style:text-underline-style="none"/>
    </style:style>
    <style:style style:name="T8" style:family="text">
      <style:text-properties fo:font-weight="normal"/>
    </style:style>
    <style:style style:name="T9" style:family="text">
      <style:text-properties style:font-style-asian="normal"/>
    </style:style>
    <style:style style:name="T10" style:family="text">
      <style:text-properties style:font-weight-asian="normal"/>
    </style:style>
    <style:style style:name="T11" style:family="text">
      <style:text-properties style:font-style-complex="normal"/>
    </style:style>
    <style:style style:name="T12" style:family="text">
      <style:text-properties style:font-weight-complex="normal"/>
    </style:style>
    <style:style style:name="T13" style:family="text"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Text_20_body">The purpose of this project is to enhance a standard Mediawiki release with 'business grade' functionality:</text:p>
      <text:list text:style-name="L1">
        <text:list-item>
          <text:p text:style-name="P4">Enhanced security</text:p>
        </text:list-item>
        <text:list-item>
          <text:p text:style-name="P4">Enhanced manageability</text:p>
        </text:list-item>
        <text:list-item>
          <text:p text:style-name="P4">Enhanced accounting</text:p>
          <text:p text:style-name="P4"/>
        </text:list-item>
      </text:list>
      <text:h text:style-name="Heading_20_1" text:outline-level="1">Goals</text:h>
      <text:list text:style-name="L2">
        <text:list-item>
          <text:p text:style-name="P8">Enhance a Mediawiki installation with fine-grained permissions</text:p>
        </text:list-item>
        <text:list-item>
          <text:p text:style-name="P8">Enhance remote management capabilities</text:p>
        </text:list-item>
        <text:list-item>
          <text:p text:style-name="P8">Implement a simple to operate replication system</text:p>
        </text:list-item>
        <text:list-item>
          <text:p text:style-name="P8">Enhance logging capabilities</text:p>
        </text:list-item>
      </text:list>
      <text:p text:style-name="Text_20_body"/>
      <text:h text:style-name="Heading_20_1" text:outline-level="1">What missing from Mediawiki?</text:h>
      <text:p text:style-name="Text_20_body">Mediawiki is not designed with business level requirements in mind.</text:p>
      <text:list text:style-name="L3">
        <text:list-item>
          <text:p text:style-name="P12">Its permission functionality isn't fine-grained enough (e,g, not name-space-level)</text:p>
        </text:list-item>
        <text:list-item>
          <text:p text:style-name="P12">Out-of-box permissions allocated to the different user groups are not appropriate for business-grade operations (e.g. Everything is opened for 'read' access)</text:p>
        </text:list-item>
      </text:list>
      <text:p text:style-name="Text_20_body"/>
      <text:p text:style-name="Text_20_body"/>
      <text:h text:style-name="Heading_20_2" text:outline-level="2" text:is-list-header="true"/>
      <text:h text:style-name="P1" text:outline-level="2" text:is-list-header="true">Special pag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0">
            <text:p text:style-name="P64">Special Page</text:p>
          </table:table-cell>
          <table:table-cell table:style-name="Table1.B1" office:value-type="float" office:value="0">
            <text:p text:style-name="P64">Notes</text:p>
          </table:table-cell>
        </table:table-row>
        <table:table-row>
          <table:table-cell table:style-name="Table1.A2" office:value-type="float" office:value="0">
            <text:list text:style-name="L4">
              <text:list-item>
                <text:p text:style-name="P14"><text:a xlink:type="simple" xlink:href="http://rent-easy.com/action/view/Special:Allpages">All pages</text:a> </text:p>
              </text:list-item>
            </text:list>
          </table:table-cell>
          <table:table-cell table:style-name="Table1.B2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Fewestrevisions">Articles with the fewest revision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Mostcategories">Articles with the most categori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Mostrevisions">Articles with the most revision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Booksources">Book sourc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BrokenRedirects">Broken redirect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Categories">Categori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Deadendpages">Dead-end p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Disambiguations">Disambiguation p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DoubleRedirects">Double redirect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Export">Export p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Imagelist">File list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Newimages">Gallery of new fil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Ipblocklist">List of blocked IP addresses and usernam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Listredirects">List redirect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Userlogin">Log in / create account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Log">Log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Longpages">Long p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MIMEsearch">MIME search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Mostlinkedcategories">Most linked to categori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Mostimages">Most linked to im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Mostlinked">Most linked to pages</text:a> </text:p>
              </text:list-item>
            </text:list>
          </table:table-cell>
          <table:table-cell table:style-name="Table1.B23" office:value-type="string">
            <text:p text:style-name="P3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Watchlist">My watchlist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Newpages">New p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Ancientpages">Oldest pages</text:a> </text:p>
              </text:list-item>
            </text:list>
          </table:table-cell>
          <table:table-cell table:style-name="Table1.B23" office:value-type="string">
            <text:p text:style-name="P3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Lonelypages">Orphaned pages</text:a> </text:p>
              </text:list-item>
            </text:list>
          </table:table-cell>
          <table:table-cell table:style-name="Table1.B23" office:value-type="string">
            <text:p text:style-name="P3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Withoutinterwiki">Pages without language links</text:a> </text:p>
              </text:list-item>
            </text:list>
          </table:table-cell>
          <table:table-cell table:style-name="Table1.B23" office:value-type="string">
            <text:p text:style-name="P3">Only looks in NS_MAIN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Popularpages">Popular pages</text:a> </text:p>
              </text:list-item>
            </text:list>
          </table:table-cell>
          <table:table-cell table:style-name="Table1.B23" office:value-type="string">
            <text:p text:style-name="P3">Requires namespace level policing.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Preferences">Preferenc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Prefixindex">Prefix index</text:a> </text:p>
              </text:list-item>
            </text:list>
          </table:table-cell>
          <table:table-cell table:style-name="Table1.B23" office:value-type="string">
            <text:p text:style-name="P65"><text:span text:style-name="T13">Handled through '</text:span><text:span text:style-name="T1">HTMLnamespaceselector</text:span><text:span text:style-name="T3">'</text:span>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Protectedpages">Protected pages</text:a> </text:p>
              </text:list-item>
            </text:list>
          </table:table-cell>
          <table:table-cell table:style-name="Table1.B23" office:value-type="string">
            <text:p text:style-name="P65"><text:span text:style-name="T3"/>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Random">Random page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Randomredirect">Random redirect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Recentchanges">Recent chan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Search">Search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Shortpages">Short p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Statistics">Statistic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Allmessages">System mess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Uncategorizedcategories">Uncategorized categori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Uncategorizedimages">Uncategorized im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Uncategorizedpages">Uncategorized pag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Unusedcategories">Unused categori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Unusedimages">Unused fil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Unusedtemplates">Unused templat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Upload">Upload file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Contributions">User contribution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Listusers">User list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Version">Version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Wantedcategories">Wanted categories</text:a> </text:p>
              </text:list-item>
            </text:list>
          </table:table-cell>
          <table:table-cell table:style-name="Table1.B3">
            <text:p text:style-name="P3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4"><text:a xlink:type="simple" xlink:href="http://rent-easy.com/action/view/Special:Wantedpages">Wanted pages</text:a> </text:p>
              </text:list-item>
            </text:list>
          </table:table-cell>
          <table:table-cell table:style-name="Table1.B3">
            <text:p text:style-name="P3"/>
          </table:table-cell>
        </table:table-row>
      </table:table>
      <text:p text:style-name="P2"><text:a xlink:type="simple" xlink:href="http://rent-easy.com/action/view/Special:Allpages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6-04T12:46:34</meta:creation-date>
    <dc:date>2007-06-05T10:55:38</dc:date>
    <dc:language>en-US</dc:language>
    <meta:editing-cycles>33</meta:editing-cycles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73" meta:word-count="249" meta:character-count="1734"/>
  </office:meta>
</office:document-meta>
</file>